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6in"/>
    </style:style>
    <style:style style:name="Table1.B" style:family="table-column">
      <style:table-column-properties style:column-width="0.5021in"/>
    </style:style>
    <style:style style:name="Table1.C" style:family="table-column">
      <style:table-column-properties style:column-width="0.366in"/>
    </style:style>
    <style:style style:name="Table1.D" style:family="table-column">
      <style:table-column-properties style:column-width="0.8514in"/>
    </style:style>
    <style:style style:name="Table1.E" style:family="table-column">
      <style:table-column-properties style:column-width="4.3917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0.8771in"/>
    </style:style>
    <style:style style:name="Table2.B" style:family="table-column">
      <style:table-column-properties style:column-width="0.3729in"/>
    </style:style>
    <style:style style:name="Table2.C" style:family="table-column">
      <style:table-column-properties style:column-width="0.3736in"/>
    </style:style>
    <style:style style:name="Table2.D" style:family="table-column">
      <style:table-column-properties style:column-width="0.5639in"/>
    </style:style>
    <style:style style:name="Table2.E" style:family="table-column">
      <style:table-column-properties style:column-width="4.7396in"/>
    </style:style>
    <style:style style:name="Table2.1" style:family="table-row">
      <style:table-row-properties style:min-row-height="0.1215in"/>
    </style:style>
    <style:style style:name="Table2.A1" style:family="table-cell">
      <style:table-cell-properties fo:padding="0.0201in" fo:border-left="0.05pt solid #000000" fo:border-right="none" fo:border-top="0.05pt solid #000000" fo:border-bottom="0.05pt solid #000000" style:writing-mode="page"/>
    </style:style>
    <style:style style:name="Table2.E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E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7465in"/>
    </style:style>
    <style:style style:name="Table3.B" style:family="table-column">
      <style:table-column-properties style:column-width="0.5035in"/>
    </style:style>
    <style:style style:name="Table3.C" style:family="table-column">
      <style:table-column-properties style:column-width="0.3736in"/>
    </style:style>
    <style:style style:name="Table3.D" style:family="table-column">
      <style:table-column-properties style:column-width="0.5639in"/>
    </style:style>
    <style:style style:name="Table3.E" style:family="table-column">
      <style:table-column-properties style:column-width="4.7396in"/>
    </style:style>
    <style:style style:name="Table3.1" style:family="table-row">
      <style:table-row-properties style:min-row-height="0.1215in"/>
    </style:style>
    <style:style style:name="Table3.A1" style:family="table-cell">
      <style:table-cell-properties fo:padding="0.0201in" fo:border-left="0.05pt solid #000000" fo:border-right="none" fo:border-top="0.05pt solid #000000" fo:border-bottom="0.05pt solid #000000" style:writing-mode="page"/>
    </style:style>
    <style:style style:name="Table3.E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E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7465in"/>
    </style:style>
    <style:style style:name="Table4.B" style:family="table-column">
      <style:table-column-properties style:column-width="0.5035in"/>
    </style:style>
    <style:style style:name="Table4.C" style:family="table-column">
      <style:table-column-properties style:column-width="0.3736in"/>
    </style:style>
    <style:style style:name="Table4.D" style:family="table-column">
      <style:table-column-properties style:column-width="0.5639in"/>
    </style:style>
    <style:style style:name="Table4.E" style:family="table-column">
      <style:table-column-properties style:column-width="4.7396in"/>
    </style:style>
    <style:style style:name="Table4.1" style:family="table-row">
      <style:table-row-properties style:min-row-height="0.1215in"/>
    </style:style>
    <style:style style:name="Table4.A1" style:family="table-cell">
      <style:table-cell-properties fo:padding="0.0201in" fo:border-left="0.05pt solid #000000" fo:border-right="none" fo:border-top="0.05pt solid #000000" fo:border-bottom="0.05pt solid #000000" style:writing-mode="page"/>
    </style:style>
    <style:style style:name="Table4.E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E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5cd74" officeooo:paragraph-rsid="0015cd74"/>
    </style:style>
    <style:style style:name="P2" style:family="paragraph" style:parent-style-name="Heading">
      <style:text-properties officeooo:rsid="00160f46" officeooo:paragraph-rsid="00160f46"/>
    </style:style>
    <style:style style:name="P3" style:family="paragraph" style:parent-style-name="Heading">
      <style:text-properties officeooo:rsid="001dae0f" officeooo:paragraph-rsid="001dae0f"/>
    </style:style>
    <style:style style:name="P4" style:family="paragraph" style:parent-style-name="Preformatted_20_Text">
      <style:text-properties officeooo:rsid="00108060" officeooo:paragraph-rsid="00108060"/>
    </style:style>
    <style:style style:name="P5" style:family="paragraph" style:parent-style-name="Preformatted_20_Text">
      <style:text-properties officeooo:paragraph-rsid="00160f46"/>
    </style:style>
    <style:style style:name="P6" style:family="paragraph" style:parent-style-name="Preformatted_20_Text">
      <style:text-properties officeooo:rsid="00160f46" officeooo:paragraph-rsid="00160f46"/>
    </style:style>
    <style:style style:name="P7" style:family="paragraph" style:parent-style-name="Preformatted_20_Text">
      <style:text-properties officeooo:rsid="001dae0f" officeooo:paragraph-rsid="001dae0f"/>
    </style:style>
    <style:style style:name="P8" style:family="paragraph" style:parent-style-name="Preformatted_20_Text">
      <style:text-properties officeooo:rsid="001dae0f" officeooo:paragraph-rsid="001dbd42"/>
    </style:style>
    <style:style style:name="P9" style:family="paragraph" style:parent-style-name="Preformatted_20_Text">
      <style:text-properties officeooo:paragraph-rsid="001dae0f"/>
    </style:style>
    <style:style style:name="P10" style:family="paragraph" style:parent-style-name="Preformatted_20_Text">
      <style:text-properties officeooo:paragraph-rsid="001dda8e"/>
    </style:style>
    <style:style style:name="P11" style:family="paragraph" style:parent-style-name="Preformatted_20_Text">
      <style:text-properties fo:font-weight="normal" officeooo:rsid="001dae0f" officeooo:paragraph-rsid="001dae0f" style:font-weight-asian="normal" style:font-weight-complex="normal"/>
    </style:style>
    <style:style style:name="P12" style:family="paragraph" style:parent-style-name="Preformatted_20_Text">
      <style:text-properties officeooo:paragraph-rsid="001fd343"/>
    </style:style>
    <style:style style:name="P13" style:family="paragraph" style:parent-style-name="Standard">
      <style:text-properties officeooo:rsid="000c0fb7" officeooo:paragraph-rsid="00108060"/>
    </style:style>
    <style:style style:name="P14" style:family="paragraph" style:parent-style-name="Standard">
      <style:text-properties style:font-name="Liberation Mono" fo:font-size="10pt" officeooo:rsid="000c0fb7" officeooo:paragraph-rsid="00108060" style:font-size-asian="10pt" style:font-size-complex="10pt"/>
    </style:style>
    <style:style style:name="P15" style:family="paragraph" style:parent-style-name="Standard">
      <style:text-properties officeooo:paragraph-rsid="00108060"/>
    </style:style>
    <style:style style:name="P16" style:family="paragraph" style:parent-style-name="Standard">
      <style:paragraph-properties fo:text-align="center" style:justify-single-word="false"/>
      <style:text-properties fo:font-size="10pt" officeooo:rsid="000f5cf5" officeooo:paragraph-rsid="000f5cf5" style:font-size-asian="10pt" style:font-size-complex="10pt"/>
    </style:style>
    <style:style style:name="P17" style:family="paragraph" style:parent-style-name="Standard">
      <style:paragraph-properties fo:text-align="center" style:justify-single-word="false"/>
      <style:text-properties officeooo:paragraph-rsid="000f5cf5"/>
    </style:style>
    <style:style style:name="P18" style:family="paragraph" style:parent-style-name="Standard">
      <style:text-properties officeooo:paragraph-rsid="001335fe"/>
    </style:style>
    <style:style style:name="P19" style:family="paragraph" style:parent-style-name="Standard">
      <style:text-properties officeooo:paragraph-rsid="0015299c"/>
    </style:style>
    <style:style style:name="P20" style:family="paragraph" style:parent-style-name="Standard">
      <style:text-properties officeooo:paragraph-rsid="00160f46"/>
    </style:style>
    <style:style style:name="P21" style:family="paragraph" style:parent-style-name="Standard">
      <style:text-properties fo:font-style="normal" officeooo:rsid="0015299c" officeooo:paragraph-rsid="001335fe" style:font-style-asian="normal" style:font-style-complex="normal"/>
    </style:style>
    <style:style style:name="P22" style:family="paragraph" style:parent-style-name="Standard">
      <loext:graphic-properties draw:fill="solid" draw:fill-color="#ffffff"/>
      <style:paragraph-properties fo:background-color="#ffffff" fo:padding="0in" fo:border="none"/>
      <style:text-properties officeooo:paragraph-rsid="00108060"/>
    </style:style>
    <style:style style:name="P23" style:family="paragraph" style:parent-style-name="Standard">
      <loext:graphic-properties draw:fill="solid" draw:fill-color="#ffffff"/>
      <style:paragraph-properties fo:background-color="#ffffff" fo:padding="0in" fo:border="none"/>
      <style:text-properties fo:color="#000080" style:font-name="Ubuntu Mono" fo:font-size="10.5pt" fo:font-style="italic" fo:font-weight="bold" style:font-size-asian="10.5pt" style:font-style-asian="italic" style:font-weight-asian="bold"/>
    </style:style>
    <style:style style:name="P24"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rsid="00108060" officeooo:paragraph-rsid="00108060" fo:background-color="#efefef" style:font-size-asian="10.5pt" style:font-style-asian="normal" style:font-weight-asian="normal"/>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officeooo:rsid="000f5cf5" officeooo:paragraph-rsid="000f5cf5" style:font-size-asian="10pt" style:font-size-complex="10pt"/>
    </style:style>
    <style:style style:name="P27" style:family="paragraph" style:parent-style-name="Table_20_Contents">
      <style:paragraph-properties fo:text-align="center" style:justify-single-word="false"/>
      <style:text-properties fo:font-size="10pt" officeooo:rsid="000f5cf5" officeooo:paragraph-rsid="000f5cf5" style:font-size-asian="10pt" style:font-size-complex="10pt"/>
    </style:style>
    <style:style style:name="P28" style:family="paragraph" style:parent-style-name="Table_20_Contents">
      <style:paragraph-properties fo:text-align="center"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ize="10pt" officeooo:paragraph-rsid="0015299c" style:font-size-asian="10pt" style:font-size-complex="10pt"/>
    </style:style>
    <style:style style:name="P30" style:family="paragraph" style:parent-style-name="Table_20_Contents">
      <style:text-properties fo:font-size="10pt" officeooo:paragraph-rsid="000f5cf5" style:font-size-asian="10pt" style:font-size-complex="10pt"/>
    </style:style>
    <style:style style:name="P31" style:family="paragraph" style:parent-style-name="Table_20_Contents">
      <style:paragraph-properties fo:text-align="center" style:justify-single-word="false"/>
      <style:text-properties fo:font-size="10pt" officeooo:rsid="001119ca" officeooo:paragraph-rsid="001119ca" style:font-size-asian="10pt" style:font-size-complex="10pt"/>
    </style:style>
    <style:style style:name="P32" style:family="paragraph" style:parent-style-name="Table_20_Contents">
      <style:paragraph-properties fo:text-align="center" style:justify-single-word="false"/>
      <style:text-properties fo:font-size="10pt" officeooo:rsid="001119ca" officeooo:paragraph-rsid="0015299c" style:font-size-asian="10pt" style:font-size-complex="10pt"/>
    </style:style>
    <style:style style:name="P33" style:family="paragraph" style:parent-style-name="Table_20_Contents">
      <style:text-properties fo:font-size="10pt" officeooo:rsid="001119ca" officeooo:paragraph-rsid="001119ca" style:font-size-asian="10pt" style:font-size-complex="10pt"/>
    </style:style>
    <style:style style:name="P34" style:family="paragraph" style:parent-style-name="Table_20_Contents">
      <style:paragraph-properties fo:text-align="center" style:justify-single-word="false"/>
      <style:text-properties fo:font-size="10pt" officeooo:rsid="001132b7" officeooo:paragraph-rsid="001132b7" style:font-size-asian="10pt" style:font-size-complex="10pt"/>
    </style:style>
    <style:style style:name="P35" style:family="paragraph" style:parent-style-name="Table_20_Contents">
      <style:paragraph-properties fo:text-align="center" style:justify-single-word="false"/>
      <style:text-properties fo:font-size="10pt" officeooo:rsid="001132b7" officeooo:paragraph-rsid="0015299c" style:font-size-asian="10pt" style:font-size-complex="10pt"/>
    </style:style>
    <style:style style:name="P36" style:family="paragraph" style:parent-style-name="Table_20_Contents">
      <style:text-properties fo:font-size="10pt" officeooo:rsid="001132b7" officeooo:paragraph-rsid="001132b7" style:font-size-asian="10pt" style:font-size-complex="10pt"/>
    </style:style>
    <style:style style:name="P37" style:family="paragraph" style:parent-style-name="Table_20_Contents">
      <style:text-properties fo:font-size="10pt" officeooo:rsid="001132b7" officeooo:paragraph-rsid="0015299c" style:font-size-asian="10pt" style:font-size-complex="10pt"/>
    </style:style>
    <style:style style:name="P38" style:family="paragraph" style:parent-style-name="Table_20_Contents">
      <style:paragraph-properties fo:text-align="center" style:justify-single-word="false"/>
      <style:text-properties fo:font-size="10pt" officeooo:rsid="00129ec7" officeooo:paragraph-rsid="00129ec7" style:font-size-asian="10pt" style:font-size-complex="10pt"/>
    </style:style>
    <style:style style:name="P39" style:family="paragraph" style:parent-style-name="Table_20_Contents">
      <style:text-properties fo:font-size="10pt" officeooo:rsid="00129ec7" officeooo:paragraph-rsid="00129ec7" style:font-size-asian="10pt" style:font-size-complex="10pt"/>
    </style:style>
    <style:style style:name="P40" style:family="paragraph" style:parent-style-name="Table_20_Contents">
      <style:paragraph-properties fo:text-align="center" style:justify-single-word="false"/>
      <style:text-properties fo:font-size="10pt" officeooo:rsid="0015299c" officeooo:paragraph-rsid="0015299c" style:font-size-asian="10pt" style:font-size-complex="10pt"/>
    </style:style>
    <style:style style:name="P41" style:family="paragraph" style:parent-style-name="Table_20_Contents">
      <style:paragraph-properties fo:text-align="center" style:justify-single-word="false"/>
      <style:text-properties fo:font-size="10pt" officeooo:rsid="001535f2" officeooo:paragraph-rsid="001535f2" style:font-size-asian="10pt" style:font-size-complex="10pt"/>
    </style:style>
    <style:style style:name="P42" style:family="paragraph" style:parent-style-name="Table_20_Contents">
      <style:text-properties fo:font-size="10pt" officeooo:rsid="001535f2" officeooo:paragraph-rsid="001535f2" style:font-size-asian="10pt" style:font-size-complex="10pt"/>
    </style:style>
    <style:style style:name="P43" style:family="paragraph" style:parent-style-name="Table_20_Contents">
      <style:paragraph-properties fo:text-align="center" style:justify-single-word="false"/>
      <style:text-properties fo:font-size="10pt" officeooo:rsid="0015cd74" officeooo:paragraph-rsid="0015cd74" style:font-size-asian="10pt" style:font-size-complex="10pt"/>
    </style:style>
    <style:style style:name="P44" style:family="paragraph" style:parent-style-name="Table_20_Contents">
      <style:text-properties fo:font-size="10pt" officeooo:rsid="0015cd74" officeooo:paragraph-rsid="0015cd74" style:font-size-asian="10pt" style:font-size-complex="10pt"/>
    </style:style>
    <style:style style:name="P45" style:family="paragraph" style:parent-style-name="Text_20_body">
      <style:text-properties officeooo:rsid="000a6053" officeooo:paragraph-rsid="00108060"/>
    </style:style>
    <style:style style:name="P46" style:family="paragraph" style:parent-style-name="Text_20_body">
      <style:text-properties officeooo:paragraph-rsid="000a6053"/>
    </style:style>
    <style:style style:name="P47" style:family="paragraph" style:parent-style-name="Text_20_body">
      <style:text-properties officeooo:rsid="000c0fb7" officeooo:paragraph-rsid="00108060"/>
    </style:style>
    <style:style style:name="P48" style:family="paragraph" style:parent-style-name="Text_20_body">
      <style:text-properties officeooo:rsid="00108060" officeooo:paragraph-rsid="00108060"/>
    </style:style>
    <style:style style:name="P49" style:family="paragraph" style:parent-style-name="Text_20_body">
      <style:text-properties officeooo:paragraph-rsid="00108060"/>
    </style:style>
    <style:style style:name="P50" style:family="paragraph" style:parent-style-name="Text_20_body">
      <style:text-properties officeooo:rsid="00129ec7" officeooo:paragraph-rsid="00129ec7"/>
    </style:style>
    <style:style style:name="P51" style:family="paragraph" style:parent-style-name="Text_20_body">
      <style:text-properties officeooo:rsid="001335fe" officeooo:paragraph-rsid="001335fe"/>
    </style:style>
    <style:style style:name="P52" style:family="paragraph" style:parent-style-name="Text_20_body">
      <style:text-properties officeooo:rsid="001535f2" officeooo:paragraph-rsid="001535f2"/>
    </style:style>
    <style:style style:name="P53" style:family="paragraph" style:parent-style-name="Text_20_body">
      <style:text-properties officeooo:rsid="0015cd74" officeooo:paragraph-rsid="0015cd74"/>
    </style:style>
    <style:style style:name="P54" style:family="paragraph" style:parent-style-name="Text_20_body">
      <style:text-properties officeooo:rsid="00160f46" officeooo:paragraph-rsid="00160f46"/>
    </style:style>
    <style:style style:name="P55" style:family="paragraph" style:parent-style-name="Text_20_body">
      <style:text-properties officeooo:rsid="0019d6dc" officeooo:paragraph-rsid="0019d6dc"/>
    </style:style>
    <style:style style:name="P56" style:family="paragraph" style:parent-style-name="Text_20_body">
      <style:text-properties officeooo:rsid="001dae0f" officeooo:paragraph-rsid="001dae0f"/>
    </style:style>
    <style:style style:name="P57" style:family="paragraph" style:parent-style-name="Text_20_body">
      <style:text-properties officeooo:paragraph-rsid="001dae0f"/>
    </style:style>
    <style:style style:name="P58" style:family="paragraph" style:parent-style-name="Heading_20_1">
      <style:text-properties officeooo:rsid="000a6053" officeooo:paragraph-rsid="000a6053"/>
    </style:style>
    <style:style style:name="P59" style:family="paragraph" style:parent-style-name="Heading_20_1">
      <style:text-properties officeooo:rsid="00108060" officeooo:paragraph-rsid="00108060"/>
    </style:style>
    <style:style style:name="P60" style:family="paragraph" style:parent-style-name="Heading_20_2">
      <style:text-properties officeooo:rsid="000c0fb7" officeooo:paragraph-rsid="00108060"/>
    </style:style>
    <style:style style:name="P61" style:family="paragraph" style:parent-style-name="Heading_20_2">
      <style:text-properties officeooo:rsid="001dae0f" officeooo:paragraph-rsid="001dae0f"/>
    </style:style>
    <style:style style:name="P62" style:family="paragraph" style:parent-style-name="Heading_20_2">
      <style:text-properties officeooo:rsid="001335fe" officeooo:paragraph-rsid="001335fe"/>
    </style:style>
    <style:style style:name="P63" style:family="paragraph" style:parent-style-name="Heading_20_3">
      <style:text-properties officeooo:paragraph-rsid="000a6053"/>
    </style:style>
    <style:style style:name="P64" style:family="paragraph" style:parent-style-name="Heading_20_3">
      <style:text-properties officeooo:rsid="00108060" officeooo:paragraph-rsid="00108060"/>
    </style:style>
    <style:style style:name="P65" style:family="paragraph" style:parent-style-name="Heading_20_3">
      <style:text-properties officeooo:rsid="001335fe" officeooo:paragraph-rsid="001335fe"/>
    </style:style>
    <style:style style:name="P66" style:family="paragraph" style:parent-style-name="Heading_20_3">
      <style:text-properties officeooo:rsid="0015299c" officeooo:paragraph-rsid="0015299c"/>
    </style:style>
    <style:style style:name="P67" style:family="paragraph" style:parent-style-name="Heading_20_3">
      <style:text-properties officeooo:rsid="000d9df9" officeooo:paragraph-rsid="0015299c"/>
    </style:style>
    <style:style style:name="P68" style:family="paragraph" style:parent-style-name="Text_20_body" style:list-style-name="L1">
      <style:text-properties officeooo:rsid="00129ec7" officeooo:paragraph-rsid="00129ec7"/>
    </style:style>
    <style:style style:name="T1" style:family="text">
      <style:text-properties officeooo:rsid="0008a314"/>
    </style:style>
    <style:style style:name="T2" style:family="text">
      <style:text-properties fo:color="#000080" style:font-name="Ubuntu Mono" fo:font-size="10.5pt" fo:font-style="normal" fo:font-weight="bold" fo:background-color="#efefef" loext:char-shading-value="0" style:font-size-asian="10.5pt" style:font-style-asian="normal" style:font-weight-asian="bold"/>
    </style:style>
    <style:style style:name="T3" style:family="text">
      <style:text-properties fo:color="#000080" style:font-name="Ubuntu Mono" fo:font-size="10.5pt" fo:font-style="normal" fo:font-weight="bold" officeooo:rsid="0019d6dc" fo:background-color="#efefef" loext:char-shading-value="0" style:font-size-asian="10.5pt" style:font-style-asian="normal" style:font-weight-asian="bold"/>
    </style:style>
    <style:style style:name="T4" style:family="text">
      <style:text-properties fo:color="#0000ff" style:font-name="Ubuntu Mono" fo:font-size="10.5pt" fo:font-style="normal" fo:font-weight="bold" fo:background-color="#efefef" loext:char-shading-value="0" style:font-size-asian="10.5pt" style:font-style-asian="normal" style:font-weight-asian="bold"/>
    </style:style>
    <style:style style:name="T5" style:family="text">
      <style:text-properties fo:color="#000000" style:font-name="Ubuntu Mono" fo:font-size="10.5pt" fo:font-style="normal" fo:font-weight="normal" style:font-size-asian="10.5pt" style:font-style-asian="normal" style:font-weight-asian="normal"/>
    </style:style>
    <style:style style:name="T6" style:family="text">
      <style:text-properties fo:color="#000000" style:font-name="Ubuntu Mono" fo:font-size="10.5pt" fo:font-style="normal" fo:font-weight="normal" fo:background-color="#efefef" loext:char-shading-value="0" style:font-size-asian="10.5pt" style:font-style-asian="normal" style:font-weight-asian="normal"/>
    </style:style>
    <style:style style:name="T7" style:family="text">
      <style:text-properties officeooo:rsid="000a6053"/>
    </style:style>
    <style:style style:name="T8" style:family="text">
      <style:text-properties officeooo:rsid="000c0fb7"/>
    </style:style>
    <style:style style:name="T9" style:family="text">
      <style:text-properties fo:color="#008000" style:font-name="Ubuntu Mono" fo:font-size="10.5pt" fo:font-style="normal" fo:font-weight="bold" fo:background-color="#efefef" loext:char-shading-value="0" style:font-size-asian="10.5pt" style:font-style-asian="normal" style:font-weight-asian="bold"/>
    </style:style>
    <style:style style:name="T10" style:family="text">
      <style:text-properties fo:color="#008000" style:font-name="Ubuntu Mono" fo:font-size="10.5pt" fo:font-style="normal" fo:font-weight="bold" officeooo:rsid="000c0fb7" fo:background-color="#efefef" loext:char-shading-value="0" style:font-size-asian="10.5pt" style:font-style-asian="normal" style:font-weight-asian="bold"/>
    </style:style>
    <style:style style:name="T11" style:family="text">
      <style:text-properties fo:color="#808080" style:font-name="Ubuntu Mono" fo:font-size="10.5pt" fo:font-style="italic" fo:font-weight="normal" style:font-size-asian="10.5pt" style:font-style-asian="italic" style:font-weight-asian="normal"/>
    </style:style>
    <style:style style:name="T12" style:family="text">
      <style:text-properties officeooo:rsid="000f5cf5"/>
    </style:style>
    <style:style style:name="T13" style:family="text">
      <style:text-properties fo:font-style="italic" style:font-style-asian="italic" style:font-style-complex="italic"/>
    </style:style>
    <style:style style:name="T14" style:family="text">
      <style:text-properties fo:font-style="italic" officeooo:rsid="0015299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535f2"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15299c"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2031b"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bold" officeooo:rsid="00160f46" style:font-weight-asian="bold" style:font-weight-complex="bold"/>
    </style:style>
    <style:style style:name="T23" style:family="text">
      <style:text-properties fo:font-weight="bold" officeooo:rsid="001dae0f"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dae0f" style:font-weight-asian="normal" style:font-weight-complex="normal"/>
    </style:style>
    <style:style style:name="T26" style:family="text">
      <style:text-properties fo:font-weight="normal" officeooo:rsid="001dbd42" style:font-weight-asian="normal" style:font-weight-complex="normal"/>
    </style:style>
    <style:style style:name="T27" style:family="text">
      <style:text-properties officeooo:rsid="001119ca"/>
    </style:style>
    <style:style style:name="T28" style:family="text">
      <style:text-properties fo:font-size="10pt" style:font-size-asian="10pt" style:font-size-complex="10pt"/>
    </style:style>
    <style:style style:name="T29" style:family="text">
      <style:text-properties fo:font-size="10pt" officeooo:rsid="000f5cf5" style:font-size-asian="10pt" style:font-size-complex="10pt"/>
    </style:style>
    <style:style style:name="T30" style:family="text">
      <style:text-properties style:font-name="Liberation Mono" fo:font-size="10pt" officeooo:rsid="00160f46" style:font-name-asian="Noto Sans Mono CJK SC" style:font-size-asian="10pt" style:font-name-complex="Liberation Mono" style:font-size-complex="10pt"/>
    </style:style>
    <style:style style:name="T31" style:family="text">
      <style:text-properties style:font-name="Liberation Mono" fo:font-size="10pt" officeooo:rsid="001dae0f" style:font-name-asian="Noto Sans Mono CJK SC" style:font-size-asian="10pt" style:font-name-complex="Liberation Mono" style:font-size-complex="10pt"/>
    </style:style>
    <style:style style:name="T32" style:family="text">
      <style:text-properties style:font-name="Liberation Mono" fo:font-size="10pt" officeooo:rsid="001dda8e" style:font-name-asian="Noto Sans Mono CJK SC" style:font-size-asian="10pt" style:font-name-complex="Liberation Mono" style:font-size-complex="10pt"/>
    </style:style>
    <style:style style:name="T33" style:family="text">
      <style:text-properties style:font-name="Liberation Mono" fo:font-size="10pt" officeooo:rsid="001f29b4" style:font-name-asian="Noto Sans Mono CJK SC" style:font-size-asian="10pt" style:font-name-complex="Liberation Mono" style:font-size-complex="10pt"/>
    </style:style>
    <style:style style:name="T34" style:family="text">
      <style:text-properties style:font-name="Liberation Mono" fo:font-size="10pt" fo:font-weight="normal" officeooo:rsid="001dae0f" style:font-name-asian="Noto Sans Mono CJK SC" style:font-size-asian="10pt" style:font-weight-asian="normal" style:font-name-complex="Liberation Mono" style:font-size-complex="10pt" style:font-weight-complex="normal"/>
    </style:style>
    <style:style style:name="T35" style:family="text">
      <style:text-properties style:font-name="Liberation Mono" fo:font-size="10pt" fo:font-weight="normal" officeooo:rsid="001dbd42" style:font-name-asian="Noto Sans Mono CJK SC" style:font-size-asian="10pt" style:font-weight-asian="normal" style:font-name-complex="Liberation Mono" style:font-size-complex="10pt" style:font-weight-complex="normal"/>
    </style:style>
    <style:style style:name="T36" style:family="text">
      <style:text-properties style:font-name="Liberation Mono" fo:font-size="10pt" officeooo:rsid="0019d6dc" style:font-size-asian="10pt" style:font-size-complex="10pt"/>
    </style:style>
    <style:style style:name="T37" style:family="text">
      <style:text-properties style:font-name="Liberation Mono" fo:font-size="10pt" officeooo:rsid="000c0fb7" style:font-size-asian="10pt" style:font-size-complex="10pt"/>
    </style:style>
    <style:style style:name="T38" style:family="text">
      <style:text-properties style:font-name="Liberation Mono" fo:font-size="10pt" officeooo:rsid="000d9df9" style:font-size-asian="10pt" style:font-size-complex="10pt"/>
    </style:style>
    <style:style style:name="T39" style:family="text">
      <style:text-properties style:font-name="Liberation Mono" fo:font-size="10pt" fo:font-weight="bold" officeooo:rsid="001dbd42" style:font-size-asian="10pt" style:font-weight-asian="bold" style:font-size-complex="10pt" style:font-weight-complex="bold"/>
    </style:style>
    <style:style style:name="T40" style:family="text">
      <style:text-properties style:font-name="Liberation Mono" fo:font-size="10pt" fo:font-weight="bold" officeooo:rsid="00160f46" style:font-size-asian="10pt" style:font-weight-asian="bold" style:font-size-complex="10pt" style:font-weight-complex="bold"/>
    </style:style>
    <style:style style:name="T41" style:family="text">
      <style:text-properties style:font-name="Liberation Mono" fo:font-size="8pt" style:font-size-asian="8pt" style:font-size-complex="8pt"/>
    </style:style>
    <style:style style:name="T42" style:family="text">
      <style:text-properties officeooo:rsid="0015299c"/>
    </style:style>
    <style:style style:name="T43" style:family="text">
      <style:text-properties officeooo:rsid="00160f46"/>
    </style:style>
    <style:style style:name="T44" style:family="text">
      <style:text-properties officeooo:rsid="0017b647"/>
    </style:style>
    <style:style style:name="T45" style:family="text">
      <style:text-properties officeooo:rsid="0018b2d6"/>
    </style:style>
    <style:style style:name="T46" style:family="text">
      <style:text-properties officeooo:rsid="0019d6dc"/>
    </style:style>
    <style:style style:name="T47" style:family="text">
      <style:text-properties style:font-name="Liberation Sans" fo:font-size="14.1000003814697pt" fo:font-weight="bold" officeooo:rsid="0019d6dc" style:font-name-asian="Noto Sans CJK SC" style:font-size-asian="14.1000003814697pt" style:font-weight-asian="bold" style:font-name-complex="Lohit Devanagari" style:font-size-complex="14.1000003814697pt" style:font-weight-complex="bold"/>
    </style:style>
    <style:style style:name="T48" style:family="text">
      <style:text-properties officeooo:rsid="001dae0f"/>
    </style:style>
    <style:style style:name="T49" style:family="text">
      <style:text-properties officeooo:rsid="001dbd42"/>
    </style:style>
    <style:style style:name="T50" style:family="text">
      <style:text-properties officeooo:rsid="001dda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torage </text:span>Upkeep</text:p>
      <text:p text:style-name="Text_20_body"/>
      <text:h text:style-name="P58" text:outline-level="1">Introduction</text:h>
      <text:p text:style-name="P46"><text:span text:style-name="T7">Stores can often get extra elements in them, such as unwanted or abandoned entries. There is a facility for each store that will allow the administrator to specify actions that may be taken. Generally these are in the form of rules that are applied in order. </text:span><text:span text:style-name="T8">These are inside the store tag in the configuration and apply exactly to that store.</text:span></text:p>
      <text:h text:style-name="Heading_20_1" text:outline-level="1">Usage</text:h>
      <text:p text:style-name="P55">This facility can be invoked on any store that tracks access patterns. It would not be used on stores managed by the system (such permissions or transactions) since that would interfere with processing. To use this, simply put an upkeep element in the tag for the store. There is a full example of this at the end. </text:p>
      <text:h text:style-name="P63" text:outline-level="3"><text:span text:style-name="T7">The </text:span><text:span text:style-name="T47">upkeep</text:span><text:span text:style-name="T7"> DTD</text:span></text:h>
      <text:p text:style-name="P12">&lt;!DOCTYPE upkeep [<text:line-break/> <text:s/>&lt;!ELEMENT upkeep (rule)*&gt;<text:line-break/> <text:s/>&lt;!ATTLIST upkeep<text:line-break/> <text:s text:c="9"/>alarms CDATA #REQUIRED<text:line-break/> <text:s text:c="9"/>debug CDATA #REQUIRED<text:line-break/> <text:s text:c="9"/>enabled CDATA #REQUIRED<text:line-break/> <text:s text:c="9"/>interval CDATA #REQUIRED<text:line-break/> <text:s text:c="9"/>output CDATA #REQUIRED<text:line-break/> <text:s text:c="9"/>runCount CDATA #REQUIRED<text:line-break/> <text:s text:c="9"/>skipVersion<text:span text:style-name="T27">s</text:span> CDATA #IMPLIED<text:line-break/> <text:s text:c="9"/>testOnly CDATA #REQUIRED<text:line-break/> <text:s text:c="9"/>verbose CDATA #REQUIRED&gt;<text:line-break/> <text:s/>&lt;!ELEMENT rule (id|date)*&gt;<text:line-break/> <text:s/>&lt;!ATTLIST rule<text:line-break/> <text:s text:c="9"/>action CDATA #REQUIRED<text:line-break/> <text:s text:c="9"/>extends CDATA #IMPLIED<text:line-break/> <text:s text:c="2"/>skipCollateral <text:s/>CDATA #IMPLIED</text:p>
      <text:p text:style-name="P12"><text:s text:c="10"/>name CDATA #IMPLIED<text:line-break/> <text:s text:c="9"/>skipVersion<text:span text:style-name="T27">s</text:span> CDATA #IMPLIED<text:line-break/> <text:s text:c="9"/>verbose CDATA #IMPLIED &gt;<text:line-break/> <text:s/>&lt;!ELEMENT id (#PCDATA)&gt;<text:line-break/> <text:s/>&lt;!ATTLIST id<text:line-break/> <text:s text:c="9"/>regex CDATA #IMPLIED&gt;<text:line-break/> <text:s/>&lt;!ELEMENT date (#PCDATA)&gt;<text:line-break/> <text:s/>&lt;!ATTLIST date<text:line-break/> <text:s text:c="9"/>type CDATA #REQUIRED<text:line-break/> <text:s text:c="9"/>value CDATA #IMPLIED<text:line-break/> <text:s text:c="9"/>when CDATA #REQUIRED&gt;<text:line-break/> ]&gt;</text:p>
      <text:p text:style-name="P23"/>
      <text:p text:style-name="P23"/>
      <text:h text:style-name="P59" text:outline-level="1"><text:soft-page-break/>Basic structure</text:h>
      <text:p text:style-name="P48">The basic structure of this element is </text:p>
      <text:p text:style-name="P4">&lt;upkeep<text:span text:style-name="T13"> attributes </text:span>&gt;</text:p>
      <text:p text:style-name="P4"><text:s text:c="2"/>&lt;rule <text:span text:style-name="T13">attributes </text:span>&gt;</text:p>
      <text:p text:style-name="P4"><text:s text:c="5"/><text:span text:style-name="T13">conditions</text:span></text:p>
      <text:p text:style-name="P4"><text:s text:c="2"/>&lt;/rule&gt;</text:p>
      <text:p text:style-name="P4"><text:s text:c="2"/>… <text:span text:style-name="T13"><text:s/>more rules</text:span></text:p>
      <text:p text:style-name="P4">&lt;/upkeep&gt;</text:p>
      <text:h text:style-name="P60" text:outline-level="2">Logical connectives</text:h>
      <text:p text:style-name="P47">Each rule is separated logically by and OR. In side each rule, all dates are logically ANDed and all ID tests are ORed. </text:p>
      <text:p text:style-name="P24">&lt;upkeep&gt;</text:p>
      <text:p text:style-name="P22"><text:span text:style-name="T6">&lt;</text:span><text:span text:style-name="T2">rule </text:span><text:span text:style-name="T4">name</text:span><text:span text:style-name="T9">="whitelist" </text:span><text:span text:style-name="T4">action</text:span><text:span text:style-name="T9">="retain"</text:span><text:span text:style-name="T6">&gt;</text:span><text:span text:style-name="T5"> <text:s text:c="24"/></text:span><text:span text:style-name="T11">&lt;!-- Rule list --&gt;</text:span><text:line-break/><text:span text:style-name="T5"> <text:s text:c="3"/></text:span><text:span text:style-name="T6">&lt;</text:span><text:span text:style-name="T2">id</text:span><text:span text:style-name="T6">&gt;</text:span><text:span text:style-name="T5">client:/my_ersatz</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lt;![CDATA[^localhost.*]]&gt;</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test:.*</text:span><text:span text:style-name="T6">&lt;/</text:span><text:span text:style-name="T2">id</text:span><text:span text:style-name="T6">&gt;</text:span><text:line-break/><text:span text:style-name="T6">&lt;/</text:span><text:span text:style-name="T2">rule</text:span><text:span text:style-name="T6">&gt;</text:span><text:line-break/><text:line-break/><text:span text:style-name="T6">&lt;</text:span><text:span text:style-name="T2">rule </text:span><text:span text:style-name="T4">name</text:span><text:span text:style-name="T9">="unused" </text:span><text:span text:style-name="T4">action</text:span><text:span text:style-name="T9">="delete"</text:span><text:span text:style-name="T6">&gt;</text:span><text:span text:style-name="T5"> <text:s text:c="25"/></text:span><text:span text:style-name="T11">&lt;!-- Rule List --&gt;</text:span><text:line-break/><text:span text:style-name="T11"> <text:s text:c="3"/></text:span><text:span text:style-name="T6">&lt;</text:span><text:span text:style-name="T2">date </text:span><text:span text:style-name="T4">type</text:span><text:span text:style-name="T9">="created" </text:span><text:span text:style-name="T4">when</text:span><text:span text:style-name="T9">="</text:span><text:span text:style-name="T10">before</text:span><text:span text:style-name="T9">" </text:span><text:span text:style-name="T4">value</text:span><text:span text:style-name="T9">="6 hr"</text:span><text:span text:style-name="T6">&gt;&lt;/</text:span><text:span text:style-name="T2">date</text:span><text:span text:style-name="T6">&gt;</text:span><text:span text:style-name="T5"> <text:s text:c="4"/></text:span><text:span text:style-name="T11">&lt;!-- rule entries --&gt;</text:span><text:line-break/><text:span text:style-name="T11"> <text:s text:c="3"/></text:span><text:span text:style-name="T6">&lt;</text:span><text:span text:style-name="T2">date </text:span><text:span text:style-name="T4">type</text:span><text:span text:style-name="T9">="accessed" </text:span><text:span text:style-name="T4">when</text:span><text:span text:style-name="T9">="never"</text:span><text:span text:style-name="T6">&gt;&lt;/</text:span><text:span text:style-name="T2">date</text:span><text:span text:style-name="T6">&gt;</text:span><text:line-break/><text:span text:style-name="T6">&lt;/</text:span><text:span text:style-name="T2">rule</text:span><text:span text:style-name="T6">&gt;</text:span><text:line-break/><text:span text:style-name="T6">&lt;</text:span><text:span text:style-name="T2">rule </text:span><text:span text:style-name="T4">name</text:span><text:span text:style-name="T9">="abandoned" </text:span><text:span text:style-name="T4">action</text:span><text:span text:style-name="T9">="archive"</text:span><text:span text:style-name="T6">&gt;</text:span><text:span text:style-name="T5"> <text:s text:c="23"/></text:span><text:span text:style-name="T11">&lt;!-- Rule list --&gt;</text:span><text:line-break/><text:span text:style-name="T11"> <text:s text:c="3"/></text:span><text:span text:style-name="T6">&lt;</text:span><text:span text:style-name="T2">date </text:span><text:span text:style-name="T4">type</text:span><text:span text:style-name="T9">="accessed" </text:span><text:span text:style-name="T4">when</text:span><text:span text:style-name="T9">="before" </text:span><text:span text:style-name="T4">value</text:span><text:span text:style-name="T9">="1 year"</text:span><text:span text:style-name="T6">&gt;&lt;/</text:span><text:span text:style-name="T2">date</text:span><text:span text:style-name="T6">&gt;</text:span><text:line-break/><text:span text:style-name="T6">&lt;/</text:span><text:span text:style-name="T2">rule</text:span><text:span text:style-name="T6">&gt;</text:span><text:line-break/><text:line-break/><text:span text:style-name="T6">&lt;</text:span><text:span text:style-name="T2">rule </text:span><text:span text:style-name="T3">name=”blacklist” </text:span><text:span text:style-name="T4">action</text:span><text:span text:style-name="T9">="delete"</text:span><text:span text:style-name="T6">&gt;</text:span><text:span text:style-name="T5"> </text:span><text:line-break/><text:span text:style-name="T11"> <text:s text:c="3"/></text:span><text:span text:style-name="T6">&lt;</text:span><text:span text:style-name="T2">id </text:span><text:span text:style-name="T4">regex</text:span><text:span text:style-name="T9">="true"</text:span><text:span text:style-name="T6">&gt;</text:span><text:span text:style-name="T5">^foo.*</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delete.*</text:span><text:span text:style-name="T6">&lt;/</text:span><text:span text:style-name="T2">id</text:span><text:span text:style-name="T6">&gt;</text:span><text:line-break/><text:span text:style-name="T5"> <text:s text:c="3"/></text:span><text:span text:style-name="T6">&lt;</text:span><text:span text:style-name="T2">id </text:span><text:span text:style-name="T4">regex</text:span><text:span text:style-name="T9">="true"</text:span><text:span text:style-name="T6">&gt;</text:span><text:span text:style-name="T5">^testScheme.*</text:span><text:span text:style-name="T6">&lt;/</text:span><text:span text:style-name="T2">id</text:span><text:span text:style-name="T6">&gt;</text:span><text:line-break/><text:span text:style-name="T6">&lt;/</text:span><text:span text:style-name="T2">rule</text:span><text:span text:style-name="T6">&gt;</text:span></text:p>
      <text:p text:style-name="P24">&lt;/upkeep&gt;</text:p>
      <text:p text:style-name="P15"/>
      <text:p text:style-name="P13">The logical effect <text:span text:style-name="T46">for selecting a store entry to delete is</text:span> </text:p>
      <text:p text:style-name="P13"/>
      <text:p text:style-name="P15"><text:span text:style-name="T36">(</text:span><text:span text:style-name="T37">!whitelist</text:span><text:span text:style-name="T36">)</text:span><text:span text:style-name="T37"> </text:span><text:span text:style-name="T38">&amp;&amp;(</text:span><text:span text:style-name="T37"> unused || abandoned || </text:span><text:span text:style-name="T36">blacklist</text:span><text:span text:style-name="T38">)</text:span></text:p>
      <text:p text:style-name="P13"/>
      <text:p text:style-name="P13">and within say, unused,</text:p>
      <text:p text:style-name="P13"/>
      <text:p text:style-name="P14">(created &lt;= now - 6 months) &amp;&amp; (accessed never)</text:p>
      <text:p text:style-name="P45"/>
      <text:h text:style-name="Heading_20_1" text:outline-level="1">Element tables</text:h>
      <text:h text:style-name="Heading_20_2" text:outline-level="2">upkeep</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758577684544">
          <table:table-cell table:style-name="Table1.A1" office:value-type="string">
            <text:p text:style-name="P27">Name</text:p>
          </table:table-cell>
          <table:table-cell table:style-name="Table1.A1" office:value-type="string">
            <text:p text:style-name="P27">Type</text:p>
          </table:table-cell>
          <table:table-cell table:style-name="Table1.A1" office:value-type="string">
            <text:p text:style-name="P27">Req?</text:p>
          </table:table-cell>
          <table:table-cell table:style-name="Table1.A1" office:value-type="string">
            <text:p text:style-name="P27">Default</text:p>
          </table:table-cell>
          <table:table-cell table:style-name="Table1.E1" office:value-type="string">
            <text:p text:style-name="P27">Description</text:p>
          </table:table-cell>
        </table:table-row>
        <table:table-row table:style-name="TableLine94758577989264">
          <table:table-cell table:style-name="Table1.A2" office:value-type="string">
            <text:p text:style-name="P27">alarms</text:p>
          </table:table-cell>
          <table:table-cell table:style-name="Table1.A2" office:value-type="string">
            <text:p text:style-name="P27">time list</text:p>
          </table:table-cell>
          <table:table-cell table:style-name="Table1.A2" office:value-type="string">
            <text:p text:style-name="P27">N</text:p>
          </table:table-cell>
          <table:table-cell table:style-name="Table1.A2" office:value-type="string">
            <text:p text:style-name="P28">--</text:p>
          </table:table-cell>
          <table:table-cell table:style-name="Table1.E2" office:value-type="string">
            <text:p text:style-name="P30"><text:span text:style-name="T12">Comma delimited list of times of the form hh:mm:ss. <text:line-break/>E.g. <text:line-break/>alarms=</text:span>"06:00:00, 18:30:00"<text:line-break/><text:soft-page-break/><text:span text:style-name="T12">runs this daily at those times. </text:span></text:p>
          </table:table-cell>
        </table:table-row>
        <table:table-row table:style-name="TableLine94758578024560">
          <table:table-cell table:style-name="Table1.A2" office:value-type="string">
            <text:p text:style-name="P27">debug</text:p>
          </table:table-cell>
          <table:table-cell table:style-name="Table1.A2" office:value-type="string">
            <text:p text:style-name="P28"/>
          </table:table-cell>
          <table:table-cell table:style-name="Table1.A2" office:value-type="string">
            <text:p text:style-name="P27">N</text:p>
          </table:table-cell>
          <table:table-cell table:style-name="Table1.A2" office:value-type="string">
            <text:p text:style-name="P27">false</text:p>
          </table:table-cell>
          <table:table-cell table:style-name="Table1.E2" office:value-type="string">
            <text:p text:style-name="P26">If debugging <text:span text:style-name="T13">in addition to</text:span><text:span text:style-name="T17"> server settings</text:span></text:p>
          </table:table-cell>
        </table:table-row>
        <table:table-row table:style-name="TableLine94758578171664">
          <table:table-cell table:style-name="Table1.A2" office:value-type="string">
            <text:p text:style-name="P27">enabled</text:p>
          </table:table-cell>
          <table:table-cell table:style-name="Table1.A2" office:value-type="string">
            <text:p text:style-name="P27">flag</text:p>
          </table:table-cell>
          <table:table-cell table:style-name="Table1.A2" office:value-type="string">
            <text:p text:style-name="P27">N</text:p>
          </table:table-cell>
          <table:table-cell table:style-name="Table1.A2" office:value-type="string">
            <text:p text:style-name="P27">true</text:p>
          </table:table-cell>
          <table:table-cell table:style-name="Table1.E2" office:value-type="string">
            <text:p text:style-name="P26">If false, this will turn off this entire configuration</text:p>
          </table:table-cell>
        </table:table-row>
        <table:table-row table:style-name="TableLine94758578177648">
          <table:table-cell table:style-name="Table1.A2" office:value-type="string">
            <text:p text:style-name="P27">interval</text:p>
          </table:table-cell>
          <table:table-cell table:style-name="Table1.A2" office:value-type="string">
            <text:p text:style-name="P27">string</text:p>
          </table:table-cell>
          <table:table-cell table:style-name="Table1.A2" office:value-type="string">
            <text:p text:style-name="P27">N</text:p>
          </table:table-cell>
          <table:table-cell table:style-name="Table1.A2" office:value-type="string">
            <text:p text:style-name="P27">6 hr</text:p>
          </table:table-cell>
          <table:table-cell table:style-name="Table1.E2" office:value-type="string">
            <text:p text:style-name="P30"><text:span text:style-name="T12">A time interval. See </text:span><text:a xlink:type="simple" xlink:href="https://oa4mp.org/server/dtd/server-dtd-service-tag.html#A_note_on_time_and_units" text:style-name="Internet_20_link" text:visited-style-name="Visited_20_Internet_20_Link"><text:span text:style-name="T46">time units</text:span></text:a> </text:p>
            <text:p text:style-name="P26"><text:s/></text:p>
          </table:table-cell>
        </table:table-row>
        <table:table-row table:style-name="TableLine94758578143296">
          <table:table-cell table:style-name="Table1.A2" office:value-type="string">
            <text:p text:style-name="P27">output</text:p>
          </table:table-cell>
          <table:table-cell table:style-name="Table1.A2" office:value-type="string">
            <text:p text:style-name="P27">string</text:p>
          </table:table-cell>
          <table:table-cell table:style-name="Table1.A2" office:value-type="string">
            <text:p text:style-name="P27">N</text:p>
          </table:table-cell>
          <table:table-cell table:style-name="Table1.A2" office:value-type="string">
            <text:p text:style-name="P28">--</text:p>
          </table:table-cell>
          <table:table-cell table:style-name="Table1.E2" office:value-type="string">
            <text:p text:style-name="P26">Full path to a file where the results of each application are sent. The file is in JSON format.</text:p>
          </table:table-cell>
        </table:table-row>
        <table:table-row table:style-name="TableLine94758578050640">
          <table:table-cell table:style-name="Table1.A2" office:value-type="string">
            <text:p text:style-name="P27">runCount</text:p>
          </table:table-cell>
          <table:table-cell table:style-name="Table1.A2" office:value-type="string">
            <text:p text:style-name="P27">int</text:p>
          </table:table-cell>
          <table:table-cell table:style-name="Table1.A2" office:value-type="string">
            <text:p text:style-name="P27">N</text:p>
          </table:table-cell>
          <table:table-cell table:style-name="Table1.A2" office:value-type="string">
            <text:p text:style-name="P28">--</text:p>
          </table:table-cell>
          <table:table-cell table:style-name="Table1.E2" office:value-type="string">
            <text:p text:style-name="P26">The number of times for this to run. Each time the facility runs, this is decrements and when all have been used, the facility is disabled. Note that not setting this (the default) means that the facility runs at intervals indefinitely.</text:p>
          </table:table-cell>
        </table:table-row>
        <table:table-row table:style-name="TableLine94758578051776">
          <table:table-cell table:style-name="Table1.A2" office:value-type="string">
            <text:p text:style-name="P17"><text:span text:style-name="T28">skipVersions </text:span><text:span text:style-name="T29"><text:line-break/></text:span></text:p>
            <text:p text:style-name="P16"/>
          </table:table-cell>
          <table:table-cell table:style-name="Table1.A2" office:value-type="string">
            <text:p text:style-name="P31">flag</text:p>
          </table:table-cell>
          <table:table-cell table:style-name="Table1.A2" office:value-type="string">
            <text:p text:style-name="P31">N</text:p>
          </table:table-cell>
          <table:table-cell table:style-name="Table1.A2" office:value-type="string">
            <text:p text:style-name="P31">true</text:p>
          </table:table-cell>
          <table:table-cell table:style-name="Table1.E2" office:value-type="string">
            <text:p text:style-name="P33">Rules skip any versions. If you set this <text:span text:style-name="T21">false </text:span><text:span text:style-name="T24">then versions are subjected to the rules and may end up being deleted as well.</text:span></text:p>
          </table:table-cell>
        </table:table-row>
        <table:table-row table:style-name="TableLine94758578052992">
          <table:table-cell table:style-name="Table1.A2" office:value-type="string">
            <text:p text:style-name="P27">verbose</text:p>
          </table:table-cell>
          <table:table-cell table:style-name="Table1.A2" office:value-type="string">
            <text:p text:style-name="P27">flag</text:p>
          </table:table-cell>
          <table:table-cell table:style-name="Table1.A2" office:value-type="string">
            <text:p text:style-name="P27">N</text:p>
          </table:table-cell>
          <table:table-cell table:style-name="Table1.A2" office:value-type="string">
            <text:p text:style-name="P27">false</text:p>
          </table:table-cell>
          <table:table-cell table:style-name="Table1.E2" office:value-type="string">
            <text:p text:style-name="P26">Makes output to the logs much chattier. In particular, a summary of each iteration is printed in the logs.</text:p>
          </table:table-cell>
        </table:table-row>
        <table:table-row table:style-name="TableLine94758578054128">
          <table:table-cell table:style-name="Table1.A2" office:value-type="string">
            <text:p text:style-name="P27">testOnly</text:p>
          </table:table-cell>
          <table:table-cell table:style-name="Table1.A2" office:value-type="string">
            <text:p text:style-name="P27">flag</text:p>
          </table:table-cell>
          <table:table-cell table:style-name="Table1.A2" office:value-type="string">
            <text:p text:style-name="P27">N</text:p>
          </table:table-cell>
          <table:table-cell table:style-name="Table1.A2" office:value-type="string">
            <text:p text:style-name="P27">false</text:p>
          </table:table-cell>
          <table:table-cell table:style-name="Table1.E2" office:value-type="string">
            <text:p text:style-name="P26">If true then <text:span text:style-name="T15">NO </text:span><text:span text:style-name="T19">actual operations on the store are done. This overrides every rule. The intent is that you can </text:span><text:span text:style-name="T20">switch off all actual processing if you need to debug.</text:span></text:p>
          </table:table-cell>
        </table:table-row>
      </table:table>
      <text:p text:style-name="Text_20_body"/>
      <text:h text:style-name="P64" text:outline-level="3">Rule</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1">Name</text:p>
          </table:table-cell>
          <table:table-cell table:style-name="Table2.A1" office:value-type="string">
            <text:p text:style-name="P31">Type</text:p>
          </table:table-cell>
          <table:table-cell table:style-name="Table2.A1" office:value-type="string">
            <text:p text:style-name="P31">Req?</text:p>
          </table:table-cell>
          <table:table-cell table:style-name="Table2.A1" office:value-type="string">
            <text:p text:style-name="P31">Default</text:p>
          </table:table-cell>
          <table:table-cell table:style-name="Table2.E1" office:value-type="string">
            <text:p text:style-name="P31">Description</text:p>
          </table:table-cell>
        </table:table-row>
        <table:table-row table:style-name="TableLine94758578086400">
          <table:table-cell table:style-name="Table2.A2" office:value-type="string">
            <text:p text:style-name="P34">action</text:p>
          </table:table-cell>
          <table:table-cell table:style-name="Table2.A2" office:value-type="string">
            <text:p text:style-name="P34">string</text:p>
          </table:table-cell>
          <table:table-cell table:style-name="Table2.A2" office:value-type="string">
            <text:p text:style-name="P34">Y</text:p>
          </table:table-cell>
          <table:table-cell table:style-name="Table2.A2" office:value-type="string">
            <text:p text:style-name="P28">--</text:p>
          </table:table-cell>
          <table:table-cell table:style-name="Table2.E2" office:value-type="string">
            <text:p text:style-name="P36">An action for this rule.</text:p>
          </table:table-cell>
        </table:table-row>
        <table:table-row table:style-name="TableLine94758578087152">
          <table:table-cell table:style-name="Table2.A2" office:value-type="string">
            <text:p text:style-name="P38">enabled</text:p>
          </table:table-cell>
          <table:table-cell table:style-name="Table2.A2" office:value-type="string">
            <text:p text:style-name="P38">flag</text:p>
          </table:table-cell>
          <table:table-cell table:style-name="Table2.A2" office:value-type="string">
            <text:p text:style-name="P38">N</text:p>
          </table:table-cell>
          <table:table-cell table:style-name="Table2.A2" office:value-type="string">
            <text:p text:style-name="P38">true</text:p>
          </table:table-cell>
          <table:table-cell table:style-name="Table2.E2" office:value-type="string">
            <text:p text:style-name="P39">enable or disable this. It is overridden by the upkeep flag <text:span text:style-name="T41">testOnly</text:span>.</text:p>
          </table:table-cell>
        </table:table-row>
        <table:table-row table:style-name="TableLine94758578088208">
          <table:table-cell table:style-name="Table2.A2" office:value-type="string">
            <text:p text:style-name="P34">extends</text:p>
          </table:table-cell>
          <table:table-cell table:style-name="Table2.A2" office:value-type="string">
            <text:p text:style-name="P34">string</text:p>
          </table:table-cell>
          <table:table-cell table:style-name="Table2.A2" office:value-type="string">
            <text:p text:style-name="P34">N</text:p>
          </table:table-cell>
          <table:table-cell table:style-name="Table2.A2" office:value-type="string">
            <text:p text:style-name="P28">--</text:p>
          </table:table-cell>
          <table:table-cell table:style-name="Table2.E2" office:value-type="string">
            <text:p text:style-name="P36">A list of names in order of inheritance. This allows you to set rules and re-use them. Note that this is not a terrible clever facility in that if there is an unknown rule or any issue at all an error will be raised. This is on purpose since you do not want some set of rules misapplied an potentially corrupting your store. </text:p>
          </table:table-cell>
        </table:table-row>
        <table:table-row table:style-name="TableLine94758578089472">
          <table:table-cell table:style-name="Table2.A2" office:value-type="string">
            <text:p text:style-name="P34">name</text:p>
          </table:table-cell>
          <table:table-cell table:style-name="Table2.A2" office:value-type="string">
            <text:p text:style-name="P34">String</text:p>
          </table:table-cell>
          <table:table-cell table:style-name="Table2.A2" office:value-type="string">
            <text:p text:style-name="P34">N</text:p>
          </table:table-cell>
          <table:table-cell table:style-name="Table2.A2" office:value-type="string">
            <text:p text:style-name="P28"/>
          </table:table-cell>
          <table:table-cell table:style-name="Table2.E2" office:value-type="string">
            <text:p text:style-name="P36">A name unique within this upkeep. Note that if no name is given, a random one is generated. </text:p>
          </table:table-cell>
        </table:table-row>
        <table:table-row table:style-name="TableLine94758578090768">
          <table:table-cell table:style-name="Table2.A2" office:value-type="string">
            <text:p text:style-name="P25">skipCollateral</text:p>
          </table:table-cell>
          <table:table-cell table:style-name="Table2.A2" office:value-type="string">
            <text:p text:style-name="P34"/>
          </table:table-cell>
          <table:table-cell table:style-name="Table2.A2" office:value-type="string">
            <text:p text:style-name="P34"/>
          </table:table-cell>
          <table:table-cell table:style-name="Table2.A2" office:value-type="string">
            <text:p text:style-name="P28"/>
          </table:table-cell>
          <table:table-cell table:style-name="Table2.E2" office:value-type="string">
            <text:p text:style-name="P36"/>
          </table:table-cell>
        </table:table-row>
        <table:table-row table:style-name="TableLine94758578091936">
          <table:table-cell table:style-name="Table2.A2" office:value-type="string">
            <text:p text:style-name="P34">skipVersions</text:p>
          </table:table-cell>
          <table:table-cell table:style-name="Table2.A2" office:value-type="string">
            <text:p text:style-name="P34">flag</text:p>
          </table:table-cell>
          <table:table-cell table:style-name="Table2.A2" office:value-type="string">
            <text:p text:style-name="P34">N</text:p>
          </table:table-cell>
          <table:table-cell table:style-name="Table2.A2" office:value-type="string">
            <text:p text:style-name="P34">true</text:p>
          </table:table-cell>
          <table:table-cell table:style-name="Table2.E2" office:value-type="string">
            <text:p text:style-name="P36">See note above for the upkeep element. This overrides that.</text:p>
          </table:table-cell>
        </table:table-row>
        <table:table-row table:style-name="TableLine94758578093152">
          <table:table-cell table:style-name="Table2.A2" office:value-type="string">
            <text:p text:style-name="P34">verbose</text:p>
          </table:table-cell>
          <table:table-cell table:style-name="Table2.A2" office:value-type="string">
            <text:p text:style-name="P34">flag</text:p>
          </table:table-cell>
          <table:table-cell table:style-name="Table2.A2" office:value-type="string">
            <text:p text:style-name="P34">N</text:p>
          </table:table-cell>
          <table:table-cell table:style-name="Table2.A2" office:value-type="string">
            <text:p text:style-name="P34">false</text:p>
          </table:table-cell>
          <table:table-cell table:style-name="Table2.E2" office:value-type="string">
            <text:p text:style-name="P36">This will make output to the log chattier just for this rule if true.</text:p>
          </table:table-cell>
        </table:table-row>
      </table:table>
      <text:p text:style-name="P49"/>
      <text:p text:style-name="P50">Allowed actions are</text:p>
      <text:list xml:id="list3553579380" text:style-name="L1">
        <text:list-item>
          <text:p text:style-name="P68">archive = create an archive of the given item and remove the main entry</text:p>
        </text:list-item>
        <text:list-item>
          <text:p text:style-name="P68">delete = delete the entry.</text:p>
        </text:list-item>
        <text:list-item>
          <text:p text:style-name="P68">retain = retain the entry. Note that this will override all other rules to archive or delete subsequently.</text:p>
        </text:list-item>
        <text:list-item>
          <text:p text:style-name="P68">test = only see what actual store entries this rule would apply to.</text:p>
        </text:list-item>
      </text:list>
      <text:h text:style-name="P61" text:outline-level="2">Extending rules.</text:h>
      <text:p text:style-name="P56">You may specify other rules by name in order. This means that if your list is</text:p>
      <text:p text:style-name="P7">&lt;rule name="my_rule"</text:p>
      <text:p text:style-name="P7"><text:soft-page-break/><text:s text:c="6"/>extends="A, B, C"</text:p>
      <text:p text:style-name="Text_20_body"/>
      <text:p text:style-name="P56">Then all the rules for A are added, then those for B, then those for C and finally any specific rules in my_rule are added. <text:s/></text:p>
      <text:p text:style-name="P3">E.g.</text:p>
      <text:p text:style-name="P7">&lt;upkeep&gt;</text:p>
      <text:p text:style-name="P9"><text:span text:style-name="T48"><text:s text:c="2"/>&lt;rule name="no_</text:span><text:span text:style-name="T31">ligo</text:span><text:span text:style-name="T48">"</text:span></text:p>
      <text:p text:style-name="P7"><text:s text:c="8"/>enabled="false"&gt;</text:p>
      <text:p text:style-name="P7"><text:s text:c="6"/>&lt;!-- </text:p>
      <text:p text:style-name="P7"><text:s text:c="11"/>rule applies to everything except clients whose </text:p>
      <text:p text:style-name="P7"><text:s text:c="11"/>ids start with test-ligo:</text:p>
      <text:p text:style-name="P7"><text:s text:c="6"/>--&gt;</text:p>
      <text:p text:style-name="P7"><text:s text:c="6"/>&lt;id regex="true" negate="true"&gt;^test-ligo:.*&lt;/id&gt;</text:p>
      <text:p text:style-name="P7"><text:s text:c="2"/>&lt;rule&gt;</text:p>
      <text:p text:style-name="P7"><text:s text:c="2"/>&lt;rule name="never_accessed"</text:p>
      <text:p text:style-name="P7"><text:s text:c="8"/>enabled="false<text:span text:style-name="T21">"&gt;</text:span></text:p>
      <text:p text:style-name="P9"><text:span text:style-name="T23"><text:s text:c="7"/></text:span><text:span text:style-name="T34">&lt;date type="accessed" when="never"/&gt;</text:span></text:p>
      <text:p text:style-name="P7"><text:span text:style-name="T21"><text:s text:c="2"/></text:span><text:span text:style-name="T24">&lt;/rule&gt;</text:span></text:p>
      <text:p text:style-name="P9"><text:span text:style-name="T25"><text:s text:c="2"/>&lt;rule name="</text:span><text:span text:style-name="T34">no_ligo_</text:span><text:span text:style-name="T35">last_week</text:span><text:span text:style-name="T25">"</text:span></text:p>
      <text:p text:style-name="P11"><text:s text:c="8"/>extends="no_test,never_accessed"&gt;</text:p>
      <text:p text:style-name="P8"><text:span text:style-name="T24"><text:s text:c="9"/></text:span><text:span text:style-name="T26">&lt;date type="created" when="after" value="1 week"/&gt;</text:span></text:p>
      <text:p text:style-name="P11"><text:s text:c="2"/>&lt;/rule&gt;</text:p>
      <text:p text:style-name="P9"><text:span text:style-name="T48">&lt;/</text:span><text:span text:style-name="T31">upkeep</text:span><text:span text:style-name="T48">&gt;</text:span></text:p>
      <text:p text:style-name="Text_20_body"/>
      <text:p text:style-name="P57"><text:span text:style-name="T48">Note that the parent rules are disabled or they will run. </text:span><text:span text:style-name="T49">This applies to clients that were created </text:span><text:span text:style-name="T50">one week ago,</text:span><text:span text:style-name="T49"> never accessed and whose client ids do not start with </text:span><text:span text:style-name="T39">test-ligo:</text:span></text:p>
      <text:h text:style-name="P62" text:outline-level="2">Rule entries</text:h>
      <text:p text:style-name="P51">There are two main types of rule entries. Date and ID. ID refers to the primary key of the element in the store. Dates are those managed by the system and are for creation time, last accessed time and the last modified (i.e. updated) time. </text:p>
      <text:h text:style-name="P65" text:outline-level="3">ID entries</text:h>
      <text:p text:style-name="P52">These are conditionals for the identifier. <text:span text:style-name="T43">The content of the entry is either the identifier or a regular expression. </text:span>Matching is either exact or can be done with a regular expression. Attributes are</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2">Name</text:p>
          </table:table-cell>
          <table:table-cell table:style-name="Table3.A1" office:value-type="string">
            <text:p text:style-name="P32">Type</text:p>
          </table:table-cell>
          <table:table-cell table:style-name="Table3.A1" office:value-type="string">
            <text:p text:style-name="P32">Req?</text:p>
          </table:table-cell>
          <table:table-cell table:style-name="Table3.A1" office:value-type="string">
            <text:p text:style-name="P32">Default</text:p>
          </table:table-cell>
          <table:table-cell table:style-name="Table3.E1" office:value-type="string">
            <text:p text:style-name="P32">Description</text:p>
          </table:table-cell>
        </table:table-row>
        <table:table-row table:style-name="TableLine94758578229456">
          <table:table-cell table:style-name="Table3.A2" office:value-type="string">
            <text:p text:style-name="P40">negate</text:p>
          </table:table-cell>
          <table:table-cell table:style-name="Table3.A2" office:value-type="string">
            <text:p text:style-name="P40">flag</text:p>
          </table:table-cell>
          <table:table-cell table:style-name="Table3.A2" office:value-type="string">
            <text:p text:style-name="P40">N</text:p>
          </table:table-cell>
          <table:table-cell table:style-name="Table3.A2" office:value-type="string">
            <text:p text:style-name="P40">false</text:p>
          </table:table-cell>
          <table:table-cell table:style-name="Table3.E2" office:value-type="string">
            <text:p text:style-name="P37">An action for this rule.</text:p>
          </table:table-cell>
        </table:table-row>
        <table:table-row table:style-name="TableLine94758578234656">
          <table:table-cell table:style-name="Table3.A2" office:value-type="string">
            <text:p text:style-name="P40">regex</text:p>
          </table:table-cell>
          <table:table-cell table:style-name="Table3.A2" office:value-type="string">
            <text:p text:style-name="P41">flag</text:p>
          </table:table-cell>
          <table:table-cell table:style-name="Table3.A2" office:value-type="string">
            <text:p text:style-name="P40">N</text:p>
          </table:table-cell>
          <table:table-cell table:style-name="Table3.A2" office:value-type="string">
            <text:p text:style-name="P41">false</text:p>
          </table:table-cell>
          <table:table-cell table:style-name="Table3.E2" office:value-type="string">
            <text:p text:style-name="P42">If the value of the element is a regular expression</text:p>
          </table:table-cell>
        </table:table-row>
      </table:table>
      <text:p text:style-name="P19"/>
      <text:p text:style-name="P18"><text:span text:style-name="T42">If you set the negate flag to </text:span><text:span text:style-name="T16">true</text:span><text:span text:style-name="T14"> </text:span><text:span text:style-name="T18">then anything that does </text:span><text:span text:style-name="T14">not </text:span><text:span text:style-name="T18">match the regex is taken. This can be useful, but do use sparingly at best since it is easy to mis-state a regex rule with negation and delete most of your store.</text:span></text:p>
      <text:p text:style-name="P1"><text:soft-page-break/>Examples</text:p>
      <text:p text:style-name="P10">&lt;id&gt;lh:/dwd-7&lt;/id&gt;<text:line-break/>&lt;id&gt;client:/my_ersatz&lt;/id&gt;<text:line-break/>&lt;id regex="true"&gt;&lt;![CDATA[<text:span text:style-name="Source_20_Text">[a-zA-Z&amp;&amp;[^</text:span><text:span text:style-name="Source_20_Text"><text:span text:style-name="T32">whatEver</text:span></text:span><text:span text:style-name="Source_20_Text">\\s\\d+$]]</text:span>]]&gt;&lt;/id&gt;<text:line-break/>&lt;id regex="true" negate="true"&gt;.*delete&lt;/id&gt;</text:p>
      <text:p text:style-name="Standard"/>
      <text:p text:style-name="P20"><text:span text:style-name="T43">Respectively these check the first two for exact matches. The next shows that CDATA elements can be used if needed </text:span><text:span text:style-name="T50">when the rule is complex</text:span><text:span text:style-name="T43">. The last example shows that any identifier that does not end in </text:span><text:span text:style-name="T40">delete</text:span><text:span text:style-name="T43"> should be taken.</text:span></text:p>
      <text:p text:style-name="P21"/>
      <text:h text:style-name="P66" text:outline-level="3">Date entries</text:h>
      <text:p text:style-name="P53">Supported attributes ar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2">Name</text:p>
          </table:table-cell>
          <table:table-cell table:style-name="Table4.A1" office:value-type="string">
            <text:p text:style-name="P32">Type</text:p>
          </table:table-cell>
          <table:table-cell table:style-name="Table4.A1" office:value-type="string">
            <text:p text:style-name="P32">Req?</text:p>
          </table:table-cell>
          <table:table-cell table:style-name="Table4.A1" office:value-type="string">
            <text:p text:style-name="P32">Default</text:p>
          </table:table-cell>
          <table:table-cell table:style-name="Table4.E1" office:value-type="string">
            <text:p text:style-name="P32">Description</text:p>
          </table:table-cell>
        </table:table-row>
        <table:table-row table:style-name="TableLine94758578275792">
          <table:table-cell table:style-name="Table4.A2" office:value-type="string">
            <text:p text:style-name="P41">type</text:p>
          </table:table-cell>
          <table:table-cell table:style-name="Table4.A2" office:value-type="string">
            <text:p text:style-name="P35">string</text:p>
          </table:table-cell>
          <table:table-cell table:style-name="Table4.A2" office:value-type="string">
            <text:p text:style-name="P35">Y</text:p>
          </table:table-cell>
          <table:table-cell table:style-name="Table4.A2" office:value-type="string">
            <text:p text:style-name="P29">--</text:p>
          </table:table-cell>
          <table:table-cell table:style-name="Table4.E2" office:value-type="string">
            <text:p text:style-name="P44">The type of date, created, accessed or modifiede</text:p>
          </table:table-cell>
        </table:table-row>
        <table:table-row table:style-name="TableLine94758578276544">
          <table:table-cell table:style-name="Table4.A2" office:value-type="string">
            <text:p text:style-name="P41">value</text:p>
          </table:table-cell>
          <table:table-cell table:style-name="Table4.A2" office:value-type="string">
            <text:p text:style-name="P41">string</text:p>
          </table:table-cell>
          <table:table-cell table:style-name="Table4.A2" office:value-type="string">
            <text:p text:style-name="P43">Y</text:p>
          </table:table-cell>
          <table:table-cell table:style-name="Table4.A2" office:value-type="string">
            <text:p text:style-name="P29">--</text:p>
          </table:table-cell>
          <table:table-cell table:style-name="Table4.E2" office:value-type="string">
            <text:p text:style-name="P44">Either an ISO 8601 (absolute date) or a time interval. See <text:a xlink:type="simple" xlink:href="https://oa4mp.org/server/dtd/server-dtd-service-tag.html#A_note_on_time_and_units" text:style-name="Internet_20_link" text:visited-style-name="Visited_20_Internet_20_Link"><text:span text:style-name="T46">time units</text:span></text:a>. </text:p>
          </table:table-cell>
        </table:table-row>
        <table:table-row table:style-name="TableLine94758578277680">
          <table:table-cell table:style-name="Table4.A2" office:value-type="string">
            <text:p text:style-name="P41">when</text:p>
          </table:table-cell>
          <table:table-cell table:style-name="Table4.A2" office:value-type="string">
            <text:p text:style-name="P41">string</text:p>
          </table:table-cell>
          <table:table-cell table:style-name="Table4.A2" office:value-type="string">
            <text:p text:style-name="P43">Y</text:p>
          </table:table-cell>
          <table:table-cell table:style-name="Table4.A2" office:value-type="string">
            <text:p text:style-name="P29">--</text:p>
          </table:table-cell>
          <table:table-cell table:style-name="Table4.E2" office:value-type="string">
            <text:p text:style-name="P44">When does this apply, before, after or never.</text:p>
          </table:table-cell>
        </table:table-row>
      </table:table>
      <text:p text:style-name="P2">Examples</text:p>
      <text:p text:style-name="P54">Here is a pair of conditions for a rule.</text:p>
      <text:p text:style-name="P5">&lt;rule name="unused" action="delete"&gt;</text:p>
      <text:p text:style-name="P5"><text:s text:c="2"/>&lt;date type="created" when="before" value="6 mo"&gt;&lt;/date&gt; <text:s text:c="2"/></text:p>
      <text:p text:style-name="Preformatted_20_Text"><text:s text:c="2"/>&lt;date type="accessed" when="never"&gt;&lt;/date&gt;</text:p>
      <text:p text:style-name="P6">&lt;/rule&gt;</text:p>
      <text:p text:style-name="Standard">The meaning is <text:span text:style-name="T43">and entry created before 6 months </text:span><text:span text:style-name="T50">ago </text:span><text:span text:style-name="T43">and never accessed matches. The rule then specifies these are deleted. The name of the rule is arbitrary, but “unused” seems pretty apt.</text:span></text:p>
      <text:h text:style-name="P67" text:outline-level="3">Full example</text:h>
      <text:p text:style-name="P54">Here is an example from one of our test servers</text:p>
      <text:p text:style-name="Preformatted_20_Text"><text:s text:c="5"/><text:span text:style-name="T43">&lt;mariadb ...&gt;</text:span></text:p>
      <text:p text:style-name="Preformatted_20_Text"><text:s text:c="9"/><text:span text:style-name="T43">&lt;clients&gt;</text:span></text:p>
      <text:p text:style-name="Preformatted_20_Text"><text:s text:c="16"/>&lt;upkeep <text:span text:style-name="T43">output=</text:span><text:span text:style-name="T22">"</text:span><text:span text:style-name="T43">/home/ncsa/temp/report.json"</text:span> <text:s text:c="22"/></text:p>
      <text:p text:style-name="Preformatted_20_Text"><text:s text:c="24"/>interval="<text:span text:style-name="T30">6 hrs.</text:span>"&gt;</text:p>
      <text:p text:style-name="Preformatted_20_Text"><text:s text:c="21"/>&lt;rule name="<text:span text:style-name="T33">allow</text:span>list" action="retain"&gt;</text:p>
      <text:p text:style-name="Preformatted_20_Text"><text:s text:c="24"/>&lt;id&gt;lh:/dwd-7&lt;/id&gt;</text:p>
      <text:p text:style-name="Preformatted_20_Text"><text:s text:c="24"/>&lt;id&gt;client:/my_ersatz&lt;/id&gt;</text:p>
      <text:p text:style-name="Preformatted_20_Text"><text:s text:c="24"/>&lt;id regex="true"&gt;^localhost.*&lt;/id&gt;</text:p>
      <text:p text:style-name="Preformatted_20_Text"><text:s text:c="24"/>&lt;id regex="true"&gt;^auto-test:.*&lt;/id&gt;</text:p>
      <text:p text:style-name="Preformatted_20_Text"><text:s text:c="24"/>&lt;id regex="true"&gt;^test:.*&lt;/id&gt;</text:p>
      <text:p text:style-name="Preformatted_20_Text"><text:s text:c="22"/>&lt;/rule&gt;</text:p>
      <text:p text:style-name="P5"><text:s text:c="22"/>&lt;rule name="unused" action="delete"&gt; <text:s text:c="22"/></text:p>
      <text:p text:style-name="P5"><text:s text:c="25"/>&lt;date type="created" when="before" value="6 mo"/&gt;</text:p>
      <text:p text:style-name="Preformatted_20_Text"><text:s text:c="25"/>&lt;date type="accessed" when="never"/&gt;</text:p>
      <text:p text:style-name="Preformatted_20_Text"><text:s text:c="22"/>&lt;/rule&gt;</text:p>
      <text:p text:style-name="Preformatted_20_Text"><text:s text:c="15"/>&lt;/upkeep&gt;</text:p>
      <text:p text:style-name="Preformatted_20_Text"><text:s text:c="11"/><text:span text:style-name="T43">&lt;/clients&gt;</text:span> <text:s/></text:p>
      <text:p text:style-name="Preformatted_20_Text"><text:s text:c="3"/><text:span text:style-name="T43">&lt;!-- other stores →</text:span></text:p>
      <text:p text:style-name="Preformatted_20_Text"><text:s text:c="2"/><text:span text:style-name="T43">&lt;/mariadb&gt;</text:span></text:p>
      <text:p text:style-name="P54">This writes a report of the results at every run <text:span text:style-name="T44">(</text:span>which is harvested by another program<text:span text:style-name="T44">)</text:span>. It runs every 6 hours and starts with a whitelist of testing clients (in this case). <text:span text:style-name="T44">These are retained even if the next rule </text:span><text:soft-page-break/><text:span text:style-name="T44">would otherwise flag them for removal. </text:span><text:span text:style-name="T45">The last rule deletes every other client that is older than 6 months and has never been access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dddddd"/>
      <style:paragraph-properties fo:margin-top="0in" fo:margin-bottom="0in" loext:contextual-spacing="false" fo:background-color="#dddddd"/>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9T16:07:37.082261618</meta:creation-date>
    <dc:date>2024-03-20T14:15:31.026062596</dc:date>
    <meta:editing-duration>P2DT10H56M59S</meta:editing-duration>
    <meta:editing-cycles>23</meta:editing-cycles>
    <meta:generator>LibreOffice/6.4.7.2$Linux_X86_64 LibreOffice_project/40$Build-2</meta:generator>
    <meta:document-statistic meta:table-count="4" meta:image-count="0" meta:object-count="0" meta:page-count="6" meta:paragraph-count="217" meta:word-count="1318" meta:character-count="9061" meta:non-whitespace-character-count="7126"/>
  </office:meta>
</office:document-meta>
</file>